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74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1.5508in"/>
    </style:style>
    <style:style style:name="co4" style:family="table-column">
      <style:table-column-properties fo:break-before="auto" style:column-width="0.728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office:value-type="string">
            <text:p>Yelp Data</text:p>
          </table:table-cell>
          <table:table-cell office:value-type="string">
            <text:p>Census Data</text:p>
          </table:table-cell>
          <table:table-cell office:value-type="string">
            <text:p>Zillow Data</text:p>
          </table:table-cell>
          <table:table-cell office:value-type="string">
            <text:p>NYC Open Data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string">
            <text:p>zip_code</text:p>
          </table:table-cell>
          <table:table-cell table:number-columns-repeated="1020"/>
        </table:table-row>
        <table:table-row table:style-name="ro1">
          <table:table-cell office:value-type="string">
            <text:p>average_rating</text:p>
          </table:table-cell>
          <table:table-cell office:value-type="string">
            <text:p>age_metric</text:p>
          </table:table-cell>
          <table:table-cell table:number-columns-repeated="2" office:value-type="string">
            <text:p>average_home_price</text:p>
          </table:table-cell>
          <table:table-cell table:number-columns-repeated="1020"/>
        </table:table-row>
        <table:table-row table:style-name="ro1">
          <table:table-cell office:value-type="string">
            <text:p>average_num_reviews</text:p>
          </table:table-cell>
          <table:table-cell office:value-type="string">
            <text:p>income_metric</text:p>
          </table:table-cell>
          <table:table-cell office:value-type="string">
            <text:p>zillow_value_index </text:p>
          </table:table-cell>
          <table:table-cell office:value-type="string">
            <text:p>median_home_price</text:p>
          </table:table-cell>
          <table:table-cell table:number-columns-repeated="1020"/>
        </table:table-row>
        <table:table-row table:style-name="ro1">
          <table:table-cell office:value-type="string">
            <text:p>most_common_category</text:p>
          </table:table-cell>
          <table:table-cell office:value-type="string">
            <text:p>education_metric</text:p>
          </table:table-cell>
          <table:table-cell office:value-type="string">
            <text:p>median_single_family</text:p>
          </table:table-cell>
          <table:table-cell office:value-type="string">
            <text:p>average_price_per_sq_ft</text:p>
          </table:table-cell>
          <table:table-cell table:number-columns-repeated="1020"/>
        </table:table-row>
        <table:table-row table:style-name="ro1">
          <table:table-cell office:value-type="string">
            <text:p>most_common_number</text:p>
          </table:table-cell>
          <table:table-cell/>
          <table:table-cell office:value-type="string">
            <text:p>median_condo_value</text:p>
          </table:table-cell>
          <table:table-cell office:value-type="string">
            <text:p>avg_size_of_home_s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ondo_valu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2-bedroom_valu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3-bedroom_valu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4-bedroom_valu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ercent_homes_decreasing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dian_listing_price_per_sq_f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dian_list_pric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dian_sale_pric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s_for_sal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s_recently_sold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roperty_tax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urnove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dian_value_per_sq_f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1_year_chang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new_construction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closures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wners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nters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dian_home_siz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ingle_family_homes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ondos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year_buil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_siz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dian_household_inco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edian_ag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s_with_kids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verage_household_size</text:p>
          </table:table-cell>
          <table:table-cell table:style-name="Default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11/13/2014</text:date>, <text:time>22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3T22:42:32</dc:date>
    <meta:generator>OpenOffice.org/3.4.1$Unix OpenOffice.org_project/341m1$Build-9593</meta:generator>
    <meta:editing-duration>PT25M37S</meta:editing-duration>
    <meta:editing-cycles>1</meta:editing-cycles>
    <meta:document-statistic meta:table-count="3" meta:cell-count="50" meta:object-count="0"/>
  </office:meta>
</office:document-meta>
</file>